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7.537cm" fo:min-width="8.61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6.795cm" fo:min-width="8.206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7.256cm" fo:min-width="0cm"/>
    </style:style>
    <style:style style:name="gr4" style:family="graphic" style:parent-style-name="standard">
      <style:graphic-properties draw:fill-color="#66ffff" draw:textarea-horizontal-align="justify" draw:textarea-vertical-align="middle" draw:auto-grow-height="false" fo:min-height="7.226cm" fo:min-width="0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3.062cm" fo:min-width="0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77cm" fo:min-width="0cm"/>
    </style:style>
    <style:style style:name="gr7" style:family="graphic" style:parent-style-name="standard">
      <style:graphic-properties svg:stroke-color="#ffcc99" draw:fill-color="#ffcc99" draw:textarea-horizontal-align="justify" draw:textarea-vertical-align="middle" draw:auto-grow-height="false" fo:min-height="1.1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367cm" fo:min-width="0.107cm"/>
    </style:style>
    <style:style style:name="gr9" style:family="graphic" style:parent-style-name="standard">
      <style:graphic-properties draw:textarea-horizontal-align="justify" draw:textarea-vertical-align="middle" draw:auto-grow-height="false" fo:min-height="0.699cm" fo:min-width="0cm"/>
    </style:style>
    <style:style style:name="gr10" style:family="graphic" style:parent-style-name="standard">
      <style:graphic-properties draw:fill-color="#cc6699" draw:textarea-horizontal-align="justify" draw:textarea-vertical-align="middle" draw:auto-grow-height="false" fo:min-height="0cm" fo:min-width="0.659cm"/>
    </style:style>
    <style:style style:name="gr11" style:family="graphic" style:parent-style-name="standard">
      <style:graphic-properties draw:fill-color="#cc66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366cm" fo:min-width="0.107cm"/>
    </style:style>
    <style:style style:name="gr13" style:family="graphic" style:parent-style-name="standard">
      <style:graphic-properties draw:textarea-horizontal-align="justify" draw:textarea-vertical-align="middle" draw:auto-grow-height="false" fo:min-height="0.698cm" fo:min-width="0cm"/>
    </style:style>
    <style:style style:name="gr14" style:family="graphic" style:parent-style-name="standard">
      <style:graphic-properties svg:stroke-color="#ffcc99" draw:fill-color="#ffcc99" draw:textarea-horizontal-align="justify" draw:textarea-vertical-align="middle" draw:auto-grow-height="false" fo:min-height="1.586cm" fo:min-width="0cm"/>
    </style:style>
    <style:style style:name="gr15" style:family="graphic" style:parent-style-name="standard">
      <style:graphic-properties svg:stroke-color="#ffcc99" draw:fill-color="#ffcc99" draw:textarea-horizontal-align="justify" draw:textarea-vertical-align="middle" draw:auto-grow-height="false" fo:min-height="0.853cm" fo:min-width="0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1.402cm" fo:min-width="0cm"/>
    </style:style>
    <style:style style:name="gr17" style:family="graphic" style:parent-style-name="standard">
      <style:graphic-properties svg:stroke-color="#ffcc99" draw:fill-color="#ffcc99" draw:textarea-horizontal-align="justify" draw:textarea-vertical-align="middle" draw:auto-grow-height="false" fo:min-height="0.445cm" fo:min-width="0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1.426cm" fo:min-width="0cm"/>
    </style:style>
    <style:style style:name="gr19" style:family="graphic" style:parent-style-name="standard">
      <style:graphic-properties draw:fill-color="#cc6699" draw:textarea-horizontal-align="justify" draw:textarea-vertical-align="middle" draw:auto-grow-height="false" fo:min-height="0cm" fo:min-width="0.558cm"/>
    </style:style>
    <style:style style:name="gr20" style:family="graphic" style:parent-style-name="standard">
      <style:graphic-properties svg:stroke-color="#ffcc99" draw:fill-color="#ffcc99" draw:textarea-horizontal-align="justify" draw:textarea-vertical-align="middle" draw:auto-grow-height="false" fo:min-height="1.134cm" fo:min-width="0cm"/>
    </style:style>
    <style:style style:name="gr21" style:family="graphic" style:parent-style-name="standard">
      <style:graphic-properties draw:fill-color="#ccffff" draw:textarea-horizontal-align="justify" draw:textarea-vertical-align="middle" draw:auto-grow-height="false" fo:min-height="7.481cm" fo:min-width="8.62cm"/>
    </style:style>
    <style:style style:name="gr22" style:family="graphic" style:parent-style-name="standard">
      <style:graphic-properties draw:textarea-horizontal-align="justify" draw:textarea-vertical-align="middle" draw:auto-grow-height="false" fo:min-height="0.777cm" fo:min-width="0cm"/>
    </style:style>
    <style:style style:name="gr23" style:family="graphic" style:parent-style-name="standard">
      <style:graphic-properties draw:fill-color="#cc6699" draw:textarea-horizontal-align="justify" draw:textarea-vertical-align="middle" draw:auto-grow-height="false" fo:min-height="0cm" fo:min-width="0.529cm"/>
    </style:style>
    <style:style style:name="gr24" style:family="graphic" style:parent-style-name="standard">
      <style:graphic-properties draw:textarea-horizontal-align="justify" draw:textarea-vertical-align="middle" draw:auto-grow-height="false" fo:min-height="0.367cm" fo:min-width="0.108cm"/>
    </style:style>
    <style:style style:name="gr25" style:family="graphic" style:parent-style-name="standard">
      <style:graphic-properties draw:textarea-horizontal-align="justify" draw:textarea-vertical-align="middle" draw:auto-grow-height="false" fo:min-height="0.784cm" fo:min-width="0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3.771cm" fo:min-width="0cm"/>
    </style:style>
    <style:style style:name="gr27" style:family="graphic" style:parent-style-name="standard">
      <style:graphic-properties svg:stroke-color="#ffcc99" draw:fill-color="#ffcc99" draw:textarea-horizontal-align="justify" draw:textarea-vertical-align="middle" draw:auto-grow-height="false" fo:min-height="0.854cm" fo:min-width="0cm"/>
    </style:style>
    <style:style style:name="gr28" style:family="graphic" style:parent-style-name="standard">
      <style:graphic-properties draw:fill-color="#ffcc99" draw:textarea-horizontal-align="justify" draw:textarea-vertical-align="middle" draw:auto-grow-height="false" fo:min-height="1.401cm" fo:min-width="0cm"/>
    </style:style>
    <style:style style:name="gr29" style:family="graphic" style:parent-style-name="standard">
      <style:graphic-properties draw:fill="hatch" draw:fill-hatch-name="GREY_20_30_20_degrees" draw:textarea-horizontal-align="justify" draw:textarea-vertical-align="middle" draw:auto-grow-height="false" fo:min-height="0cm" fo:min-width="8.296cm"/>
    </style:style>
    <style:style style:name="gr30" style:family="graphic" style:parent-style-name="standard">
      <style:graphic-properties draw:stroke="none" svg:stroke-color="#000000" draw:fill="none" draw:fill-color="#ffffff" fo:min-height="1.417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792cm" fo:min-width="3.294cm" fo:wrap-option="no-wrap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574cm" fo:min-width="3.294cm" fo:wrap-option="no-wrap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56cm" fo:min-width="3.294cm" fo:wrap-option="no-wrap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261cm" fo:min-width="5.357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-color="#ff9900" draw:textarea-horizontal-align="justify" draw:textarea-vertical-align="middle" draw:auto-grow-height="false" fo:min-height="0.308cm" fo:min-width="13.345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691cm" fo:min-width="1.379cm" fo:wrap-option="no-wrap"/>
    </style:style>
    <style:style style:name="gr39" style:family="graphic" style:parent-style-name="standard">
      <style:graphic-properties draw:stroke="none" svg:stroke-color="#000000" draw:fill="none" draw:fill-color="#ffffff" fo:min-height="0.728cm"/>
    </style:style>
    <style:style style:name="gr40" style:family="graphic" style:parent-style-name="standard">
      <style:graphic-properties draw:fill="solid" draw:fill-color="#dddddd" draw:textarea-horizontal-align="justify" draw:textarea-vertical-align="middle" draw:auto-grow-height="false" fo:min-height="7.372cm" fo:min-width="6.974cm"/>
    </style:style>
    <style:style style:name="gr41" style:family="graphic" style:parent-style-name="standard">
      <style:graphic-properties draw:fill-color="#ff9900" draw:textarea-horizontal-align="justify" draw:textarea-vertical-align="middle" draw:auto-grow-height="false" fo:min-height="0.161cm" fo:min-width="12.175cm"/>
    </style:style>
    <style:style style:name="gr42" style:family="graphic" style:parent-style-name="standard">
      <style:graphic-properties draw:textarea-horizontal-align="justify" draw:textarea-vertical-align="middle" draw:auto-grow-height="false" fo:min-height="8.636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8.63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71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072cm" fo:min-width="0cm"/>
    </style:style>
    <style:style style:name="gr46" style:family="graphic" style:parent-style-name="standard">
      <style:graphic-properties draw:fill-color="#cc6699" draw:textarea-horizontal-align="justify" draw:textarea-vertical-align="middle" draw:auto-grow-height="false" fo:min-height="0.825cm" fo:min-width="0cm"/>
    </style:style>
    <style:style style:name="gr47" style:family="graphic" style:parent-style-name="standard">
      <style:graphic-properties svg:stroke-color="#ffcc99" draw:fill-color="#ffcc99" draw:textarea-horizontal-align="justify" draw:textarea-vertical-align="middle" draw:auto-grow-height="false" fo:min-height="0.556cm" fo:min-width="0cm"/>
    </style:style>
    <style:style style:name="gr48" style:family="graphic" style:parent-style-name="standard">
      <style:graphic-properties svg:stroke-color="#ffcc99" draw:fill-color="#ffcc99" draw:textarea-horizontal-align="justify" draw:textarea-vertical-align="middle" draw:auto-grow-height="false" fo:min-height="0.775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07cm" fo:min-width="0cm"/>
    </style:style>
    <style:style style:name="gr50" style:family="graphic" style:parent-style-name="standard">
      <style:graphic-properties draw:fill-color="#cc6699" draw:textarea-horizontal-align="justify" draw:textarea-vertical-align="middle" draw:auto-grow-height="false" fo:min-height="0.827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0.092cm" fo:min-width="0cm"/>
    </style:style>
    <style:style style:name="gr52" style:family="graphic" style:parent-style-name="standard">
      <style:graphic-properties svg:stroke-color="#ffcc99" draw:fill-color="#ffcc99" draw:textarea-horizontal-align="justify" draw:textarea-vertical-align="middle" draw:auto-grow-height="false" fo:min-height="0.557cm" fo:min-width="0cm"/>
    </style:style>
    <style:style style:name="gr53" style:family="graphic" style:parent-style-name="standard">
      <style:graphic-properties svg:stroke-color="#ffcc99" draw:fill-color="#ffcc99" draw:textarea-horizontal-align="justify" draw:textarea-vertical-align="middle" draw:auto-grow-height="false" fo:min-height="0.776cm" fo:min-width="0cm"/>
    </style:style>
    <style:style style:name="gr54" style:family="graphic" style:parent-style-name="standard">
      <style:graphic-properties draw:fill-color="#cc6699" draw:textarea-horizontal-align="justify" draw:textarea-vertical-align="middle" draw:auto-grow-height="false" fo:min-height="0.826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0.094cm" fo:min-width="0cm"/>
    </style:style>
    <style:style style:name="gr56" style:family="graphic" style:parent-style-name="standard">
      <style:graphic-properties draw:fill-color="#66ff99" draw:textarea-horizontal-align="justify" draw:textarea-vertical-align="middle" draw:auto-grow-height="false" fo:min-height="2.531cm" fo:min-width="0.158cm"/>
    </style:style>
    <style:style style:name="gr57" style:family="graphic" style:parent-style-name="standard">
      <style:graphic-properties draw:fill-color="#66ff99" draw:textarea-horizontal-align="justify" draw:textarea-vertical-align="middle" draw:auto-grow-height="false" fo:min-height="2.531cm" fo:min-width="0.157cm"/>
    </style:style>
    <style:style style:name="gr58" style:family="graphic" style:parent-style-name="standard">
      <style:graphic-properties draw:fill-color="#ccffff" draw:opacity="60%" draw:textarea-horizontal-align="justify" draw:textarea-vertical-align="middle" draw:auto-grow-height="false" fo:min-height="9.16cm" fo:min-width="22.878cm" draw:shadow-opacity="60%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6.808cm" fo:min-width="5.856cm"/>
    </style:style>
    <style:style style:name="gr60" style:family="graphic" style:parent-style-name="standard">
      <style:graphic-properties draw:textarea-horizontal-align="justify" draw:textarea-vertical-align="middle" draw:auto-grow-height="false" fo:min-height="0.982cm" fo:min-width="0.732cm" draw:shadow="hidden"/>
    </style:style>
    <style:style style:name="gr61" style:family="graphic" style:parent-style-name="standard">
      <style:graphic-properties draw:fill-color="#ff9900" draw:textarea-horizontal-align="justify" draw:textarea-vertical-align="middle" draw:auto-grow-height="false" fo:min-height="0.982cm" fo:min-width="0.732cm" draw:shadow="hidden"/>
    </style:style>
    <style:style style:name="gr62" style:family="graphic" style:parent-style-name="standard">
      <style:graphic-properties draw:stroke="none" svg:stroke-color="#000000" draw:fill="none" draw:fill-color="#ffffff" fo:min-height="0.91cm"/>
    </style:style>
    <style:style style:name="gr63" style:family="graphic" style:parent-style-name="standard">
      <style:graphic-properties draw:fill-color="#ffcc99" draw:opacity="70%" draw:textarea-horizontal-align="justify" draw:textarea-vertical-align="middle" draw:auto-grow-height="false" fo:min-height="9.16cm" fo:min-width="1.711cm" draw:shadow-opacity="70%"/>
    </style:style>
    <style:style style:name="gr64" style:family="graphic" style:parent-style-name="standard">
      <style:graphic-properties draw:fill-color="#99cc99" draw:opacity="50%" draw:textarea-horizontal-align="justify" draw:textarea-vertical-align="middle" draw:auto-grow-height="false" fo:min-height="1.59cm" fo:min-width="1.269cm" draw:shadow-opacity="50%"/>
    </style:style>
    <style:style style:name="gr65" style:family="graphic" style:parent-style-name="objectwithoutfill">
      <style:graphic-properties draw:stroke="dash" draw:stroke-dash="Ultrafine_20_Dashed"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fill-color="#cccccc" draw:textarea-horizontal-align="justify" draw:textarea-vertical-align="middle" draw:auto-grow-height="false" fo:min-height="0.023cm" fo:min-width="0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0.725cm" fo:min-width="2.79cm" fo:wrap-option="no-wrap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0.909cm" fo:min-width="3.275cm" fo:wrap-option="no-wrap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1.302cm" fo:min-width="4.635cm" fo:wrap-option="no-wrap"/>
    </style:style>
    <style:style style:name="gr70" style:family="graphic" style:parent-style-name="standard">
      <style:graphic-properties draw:stroke="none" svg:stroke-color="#000000" draw:fill="none" draw:fill-color="#ffffff" fo:min-height="0.946cm"/>
    </style:style>
    <style:style style:name="P1" style:family="paragraph">
      <loext:graphic-properties draw:fill-color="#cc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c6699"/>
      <style:paragraph-properties fo:text-align="center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="hatch" draw:fill-hatch-name="GREY_20_30_20_degrees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solid" draw:fill-color="#dddddd"/>
      <style:paragraph-properties fo:text-align="center"/>
    </style:style>
    <style:style style:name="P15" style:family="paragraph">
      <loext:graphic-properties draw:fill-color="#66ff99"/>
      <style:paragraph-properties fo:text-align="center"/>
    </style:style>
    <style:style style:name="P16" style:family="paragraph">
      <loext:graphic-properties draw:fill-color="#ccffff" draw:opacity="60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cc99" draw:opacity="70%"/>
      <style:paragraph-properties fo:text-align="center"/>
    </style:style>
    <style:style style:name="P19" style:family="paragraph">
      <loext:graphic-properties draw:fill-color="#99cc99" draw:opacity="50%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19cm" svg:height="7.787cm" svg:x="0.783cm" svg:y="7.1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06cm" svg:height="7.045cm" svg:x="10.436cm" svg:y="7.0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73cm" svg:height="7.506cm" svg:x="9.923cm" svg:y="7.0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73cm" svg:height="7.476cm" svg:x="19.246cm" svg:y="7.0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36cm" svg:height="3.312cm" draw:transform="skewX (-0.000523598775598299) rotate (-1.56381500978692) translate (13.229cm 14.54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3.312cm" draw:transform="skewX (-0.00174532925199433) rotate (-1.57568324870048) translate (19.647cm 14.547cm)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101cm" svg:height="4.02cm" svg:x="9.684cm" svg:y="6.13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4" draw:layer="layout" svg:width="0.491cm" svg:height="1.362cm" svg:x="9.167cm" svg:y="7.7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0.607cm" svg:height="0.617cm" svg:x="8.918cm" svg:y="9.6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102cm" svg:height="0.949cm" svg:x="9.531cm" svg:y="9.201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10" draw:text-style-name="P6" draw:layer="layout" svg:width="1.159cm" svg:height="0.094cm" svg:x="9.565cm" svg:y="6.4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18cm" svg:height="0.212cm" svg:x="9.557cm" svg:y="6.3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18cm" svg:height="0.212cm" svg:x="10.462cm" svg:y="6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0.607cm" svg:height="0.616cm" svg:x="8.926cm" svg:y="10.96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" draw:text-style-name="P5" draw:layer="layout" svg:width="0.102cm" svg:height="0.948cm" svg:x="9.539cm" svg:y="11.05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4" draw:layer="layout" svg:width="0.322cm" svg:height="1.836cm" svg:x="9.166cm" svg:y="7.76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4" draw:layer="layout" svg:width="0.101cm" svg:height="4.02cm" svg:x="9.684cm" svg:y="6.13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7" draw:text-style-name="P4" draw:layer="layout" svg:width="0.491cm" svg:height="1.362cm" svg:x="9.167cm" svg:y="7.75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5" draw:text-style-name="P4" draw:layer="layout" svg:width="0.322cm" svg:height="1.103cm" svg:x="9.183cm" svg:y="11.608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6" draw:text-style-name="P4" draw:layer="layout" svg:width="0.101cm" svg:height="1.652cm" svg:x="9.701cm" svg:y="11.079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7" draw:text-style-name="P4" draw:layer="layout" svg:width="0.491cm" svg:height="0.695cm" svg:x="9.193cm" svg:y="12.04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g>
          <draw:custom-shape draw:style-name="gr15" draw:text-style-name="P4" draw:layer="layout" svg:width="0.322cm" svg:height="1.103cm" svg:x="9.184cm" svg:y="11.608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6" draw:text-style-name="P4" draw:layer="layout" svg:width="0.102cm" svg:height="1.652cm" svg:x="9.702cm" svg:y="11.079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7" draw:text-style-name="P4" draw:layer="layout" svg:width="0.491cm" svg:height="0.695cm" svg:x="9.194cm" svg:y="12.04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g>
          <draw:custom-shape draw:style-name="gr8" draw:text-style-name="P5" draw:layer="layout" svg:width="0.607cm" svg:height="0.617cm" svg:x="8.919cm" svg:y="9.6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101cm" svg:height="0.949cm" svg:x="9.533cm" svg:y="9.201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18" draw:text-style-name="P7" draw:layer="layout" svg:width="0.489cm" svg:height="1.676cm" svg:x="9.862cm" svg:y="5.33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6" draw:layer="layout" svg:width="1.058cm" svg:height="0.094cm" svg:x="9.565cm" svg:y="6.4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08cm" svg:height="0.212cm" svg:x="9.558cm" svg:y="6.3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08cm" svg:height="0.212cm" svg:x="10.384cm" svg:y="6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0.607cm" svg:height="0.616cm" svg:x="8.927cm" svg:y="10.96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" draw:text-style-name="P5" draw:layer="layout" svg:width="0.102cm" svg:height="0.948cm" svg:x="9.54cm" svg:y="11.05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4" draw:layer="layout" svg:width="0.322cm" svg:height="1.836cm" svg:x="9.167cm" svg:y="7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4" draw:layer="layout" svg:width="0.492cm" svg:height="1.384cm" svg:x="9.157cm" svg:y="7.75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103cm" svg:height="4.02cm" svg:x="9.685cm" svg:y="6.119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custom-shape draw:style-name="gr21" draw:text-style-name="P1" draw:layer="layout" svg:width="9.12cm" svg:height="7.731cm" svg:x="19.634cm" svg:y="7.15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5" draw:layer="layout" svg:width="0.607cm" svg:height="0.617cm" svg:x="19.963cm" svg:y="9.63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22" draw:text-style-name="P5" draw:layer="layout" svg:width="0.103cm" svg:height="1.027cm" svg:x="19.855cm" svg:y="9.20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</draw:g>
          <draw:custom-shape draw:style-name="gr18" draw:text-style-name="P7" draw:layer="layout" svg:width="0.473cm" svg:height="1.676cm" svg:x="19.185cm" svg:y="5.34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23" draw:text-style-name="P6" draw:layer="layout" svg:width="1.029cm" svg:height="0.093cm" svg:x="18.898cm" svg:y="6.40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11" draw:text-style-name="P6" draw:layer="layout" svg:width="0.106cm" svg:height="0.212cm" svg:x="19.829cm" svg:y="6.33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11" draw:text-style-name="P6" draw:layer="layout" svg:width="0.105cm" svg:height="0.212cm" svg:x="19.024cm" svg:y="6.33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g>
            <draw:custom-shape draw:style-name="gr24" draw:text-style-name="P5" draw:layer="layout" svg:width="0.608cm" svg:height="0.617cm" svg:x="19.96cm" svg:y="10.959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5" draw:text-style-name="P5" draw:layer="layout" svg:width="0.103cm" svg:height="1.034cm" svg:x="19.847cm" svg:y="10.971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g>
            <draw:custom-shape draw:style-name="gr14" draw:text-style-name="P4" draw:layer="layout" svg:width="0.322cm" svg:height="1.836cm" svg:x="20.006cm" svg:y="7.76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26" draw:text-style-name="P4" draw:layer="layout" svg:width="0.101cm" svg:height="4.021cm" svg:x="19.703cm" svg:y="6.133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7" draw:text-style-name="P4" draw:layer="layout" svg:width="0.491cm" svg:height="1.362cm" svg:x="19.83cm" svg:y="7.755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custom-shape draw:style-name="gr27" draw:text-style-name="P4" draw:layer="layout" svg:width="0.322cm" svg:height="1.104cm" svg:x="19.989cm" svg:y="11.61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28" draw:text-style-name="P4" draw:layer="layout" svg:width="0.101cm" svg:height="1.651cm" svg:x="19.686cm" svg:y="11.081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7" draw:text-style-name="P4" draw:layer="layout" svg:width="0.491cm" svg:height="0.695cm" svg:x="19.804cm" svg:y="12.041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</draw:g>
        <draw:custom-shape draw:style-name="gr29" draw:text-style-name="P8" draw:layer="layout" svg:width="8.796cm" svg:height="0.172cm" svg:x="10.369cm" svg:y="14.316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14.099cm" svg:height="1.667cm" svg:x="8.046cm" svg:y="1.378cm">
          <draw:text-box>
            <text:p text:style-name="P5"><text:span text:style-name="T1">Flow Monitoring Sensor System</text:span></text:p>
            <text:p text:style-name="P5"><text:span text:style-name="T1">Water Restriction and Paddle Wheel Mounting</text:span></text:p>
          </draw:text-box>
        </draw:frame>
        <draw:custom-shape draw:style-name="gr31" draw:text-style-name="P10" draw:layer="layout" svg:width="4.096cm" svg:height="1.124cm" svg:x="14.352cm" svg:y="5.002cm">
          <text:p text:style-name="P5"><text:span text:style-name="T2">Paddle Wheel</text:span></text:p>
          <draw:enhanced-geometry svg:viewBox="0 0 21600 21600" draw:text-areas="800 800 20800 20800" draw:type="round-rectangular-callout" draw:modifiers="6115.6944105443 61939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draw:layer="layout" svg:width="4.096cm" svg:height="0.888cm" svg:x="2.61cm" svg:y="16.509cm">
          <text:p text:style-name="P5"><text:span text:style-name="T2">Water Funnel</text:span></text:p>
          <draw:enhanced-geometry svg:viewBox="0 0 21600 21600" draw:text-areas="800 800 20800 20800" draw:type="round-rectangular-callout" draw:modifiers="9358.06687820356 -69124.8593925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0" draw:layer="layout" svg:width="4.096cm" svg:height="0.87cm" svg:x="22.51cm" svg:y="16.455cm">
          <text:p text:style-name="P5"><text:span text:style-name="T2">Water Funnel</text:span></text:p>
          <draw:enhanced-geometry svg:viewBox="0 0 21600 21600" draw:text-areas="800 800 20800 20800" draw:type="round-rectangular-callout" draw:modifiers="8588.33292653161 -76381.1710677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0" draw:layer="layout" svg:width="6.325cm" svg:height="1.631cm" svg:x="7.882cm" svg:y="18.066cm">
          <text:p text:style-name="P5"><text:span text:style-name="T2">Paddle Bearings and </text:span></text:p>
          <text:p text:style-name="P5"><text:span text:style-name="T2">Height adjuster assembly</text:span></text:p>
          <draw:enhanced-geometry svg:viewBox="0 0 21600 21600" draw:text-areas="800 800 20800 20800" draw:type="round-rectangular-callout" draw:modifiers="4892.94973126778 -72635.29411764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5" draw:text-style-name="P5" draw:layer="layout" svg:width="0.315cm" svg:height="0.158cm" draw:transform="rotate (-1.57777764380287) translate (9.8cm 12.1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-1.57707951210208) translate (9.639cm 12.231cm)">
            <text:p/>
          </draw:rect>
        </draw:g>
        <draw:g>
          <draw:custom-shape draw:style-name="gr35" draw:text-style-name="P5" draw:layer="layout" svg:width="0.315cm" svg:height="0.158cm" draw:transform="rotate (-1.57777764380287) translate (9.783cm 8.36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-1.57707951210208) translate (9.622cm 8.441cm)">
            <text:p/>
          </draw:rect>
        </draw:g>
        <draw:g>
          <draw:custom-shape draw:style-name="gr35" draw:text-style-name="P5" draw:layer="layout" svg:width="0.315cm" svg:height="0.158cm" draw:transform="rotate (-1.57777764380287) translate (19.846cm 12.225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1.56451314148772) translate (19.847cm 12.463cm)">
            <text:p/>
          </draw:rect>
        </draw:g>
        <draw:g>
          <draw:custom-shape draw:style-name="gr35" draw:text-style-name="P5" draw:layer="layout" svg:width="0.315cm" svg:height="0.158cm" draw:transform="rotate (-1.57777764380287) translate (19.86cm 8.341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1.56451314148772) translate (19.861cm 8.579cm)">
            <text:p/>
          </draw:rect>
        </draw:g>
        <draw:custom-shape draw:style-name="gr37" draw:text-style-name="P11" draw:layer="layout" svg:width="13.845cm" svg:height="0.558cm" svg:x="7.638cm" svg:y="10.3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029cm" svg:height="1.015cm" svg:x="11.598cm" svg:y="5.075cm">
          <text:p text:style-name="P5"><text:span text:style-name="T2">Axle</text:span></text:p>
          <draw:enhanced-geometry svg:viewBox="0 0 21600 21600" draw:text-areas="800 800 20800 20800" draw:type="round-rectangular-callout" draw:modifiers="8491.03448275862 116355.118110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39" draw:text-style-name="P13" draw:layer="layout" svg:width="3.625cm" svg:height="0.978cm" svg:x="13.157cm" svg:y="0.761cm">
          <draw:text-box>
            <text:p text:style-name="P12"><text:span text:style-name="T3">Plan View</text:span></text:p>
          </draw:text-box>
        </draw:frame>
        <draw:g>
          <draw:custom-shape draw:style-name="gr40" draw:text-style-name="P14" draw:layer="layout" svg:width="7.474cm" svg:height="7.622cm" svg:x="11.565cm" svg:y="8.1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2.675cm" svg:height="0.411cm" svg:x="9.114cm" svg:y="11.89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0.41cm" svg:height="8.886cm" svg:x="10.949cm" svg:y="7.67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0.41cm" svg:height="8.887cm" svg:x="19.303cm" svg:y="7.5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0.411cm" svg:height="8.886cm" draw:transform="skewX (0.000872664625997175) rotate (0.903556953757465) translate (4.126cm 2.492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0.41cm" svg:height="8.886cm" draw:transform="rotate (0.903556953757465) translate (19.308cm 2.373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g>
              <draw:custom-shape draw:style-name="gr44" draw:text-style-name="P5" draw:layer="layout" svg:width="0.317cm" svg:height="0.321cm" svg:x="10.385cm" svg:y="11.545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5" draw:layer="layout" svg:width="0.326cm" svg:height="0.322cm" svg:x="10.385cm" svg:y="12.3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46" draw:text-style-name="P6" draw:layer="layout" svg:width="0.18cm" svg:height="1.075cm" svg:x="10.714cm" svg:y="10.661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47" draw:text-style-name="P4" draw:layer="layout" svg:width="0.337cm" svg:height="0.806cm" svg:x="10.383cm" svg:y="10.7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8" draw:text-style-name="P4" draw:layer="layout" svg:width="0.184cm" svg:height="1.025cm" svg:x="10.195cm" svg:y="10.7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35" draw:text-style-name="P5" draw:layer="layout" svg:width="0.152cm" svg:height="0.05cm" draw:transform="rotate (-1.58214096693286) translate (10.898cm 11.07cm)">
                    <text:p/>
    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49" draw:text-style-name="P5" draw:layer="layout" svg:width="0.074cm" svg:height="0.32cm" draw:transform="skewX (-0.00314159265358979) rotate (-1.58214096693286) translate (10.845cm 11.108cm)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custom-shape draw:style-name="gr50" draw:text-style-name="P6" draw:layer="layout" svg:width="0.179cm" svg:height="1.077cm" svg:x="10.737cm" svg:y="12.447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47" draw:text-style-name="P4" draw:layer="layout" svg:width="0.328cm" svg:height="0.806cm" svg:x="10.392cm" svg:y="12.684cm">
                    <text:p/>
                    <draw:enhanced-geometry svg:viewBox="0 0 21600 21600" draw:mirror-vertical="true" draw:type="rectangle" draw:enhanced-path="M 0 0 L 21600 0 21600 21600 0 21600 0 0 Z N"/>
                  </draw:custom-shape>
                  <draw:custom-shape draw:style-name="gr48" draw:text-style-name="P4" draw:layer="layout" svg:width="0.18cm" svg:height="1.025cm" svg:x="10.208cm" svg:y="12.464cm">
                    <text:p/>
                    <draw:enhanced-geometry svg:viewBox="0 0 21600 21600" draw:mirror-vertical="true" draw:type="rectangle" draw:enhanced-path="M 0 0 L 21600 0 21600 21600 0 21600 0 0 Z N"/>
                  </draw:custom-shape>
                </draw:g>
                <draw:g>
                  <draw:custom-shape draw:style-name="gr35" draw:text-style-name="P5" draw:layer="layout" svg:width="0.152cm" svg:height="0.051cm" draw:transform="rotate (-1.58214096693286) translate (10.922cm 12.873cm)">
                    <text:p/>
      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1" draw:text-style-name="P5" draw:layer="layout" svg:width="0.074cm" svg:height="0.342cm" draw:transform="skewX (-0.00593411945678072) rotate (-1.58214096693286) translate (10.867cm 12.9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>
            <draw:g>
              <draw:custom-shape draw:style-name="gr50" draw:text-style-name="P6" draw:layer="layout" svg:width="0.18cm" svg:height="1.077cm" svg:x="19.776cm" svg:y="10.645cm">
                <text:p/>
                <draw:enhanced-geometry svg:viewBox="0 0 21600 21600" draw:mirror-horizontal="true" draw:type="rectangle" draw:enhanced-path="M 0 0 L 21600 0 21600 21600 0 21600 0 0 Z N"/>
              </draw:custom-shape>
              <draw:g>
                <draw:custom-shape draw:style-name="gr52" draw:text-style-name="P4" draw:layer="layout" svg:width="0.336cm" svg:height="0.807cm" svg:x="19.95cm" svg:y="10.694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custom-shape draw:style-name="gr53" draw:text-style-name="P4" draw:layer="layout" svg:width="0.185cm" svg:height="1.026cm" svg:x="20.289cm" svg:y="10.694cm">
                  <text:p/>
                  <draw:enhanced-geometry svg:viewBox="0 0 21600 21600" draw:mirror-horizontal="true" draw:type="rectangle" draw:enhanced-path="M 0 0 L 21600 0 21600 21600 0 21600 0 0 Z N"/>
                </draw:custom-shape>
              </draw:g>
              <draw:g>
                <draw:custom-shape draw:style-name="gr35" draw:text-style-name="P5" draw:layer="layout" svg:width="0.153cm" svg:height="0.051cm" draw:transform="rotate (-1.58214096693286) translate (19.823cm 11.055cm)">
                  <text:p/>
        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45" draw:text-style-name="P5" draw:layer="layout" svg:width="0.075cm" svg:height="0.322cm" draw:transform="rotate (-1.58214096693286) translate (20.146cm 11.093cm)">
                  <text:p/>
                  <draw:enhanced-geometry svg:viewBox="0 0 21600 21600" draw:mirror-horizontal="true" draw:type="rectangle" draw:enhanced-path="M 0 0 L 21600 0 21600 21600 0 21600 0 0 Z N"/>
                </draw:custom-shape>
              </draw:g>
            </draw:g>
            <draw:g>
              <draw:custom-shape draw:style-name="gr54" draw:text-style-name="P6" draw:layer="layout" svg:width="0.178cm" svg:height="1.076cm" svg:x="19.754cm" svg:y="12.441cm">
                <text:p/>
                <draw:enhanced-geometry svg:viewBox="0 0 21600 21600" draw:mirror-horizontal="true" draw:type="rectangle" draw:enhanced-path="M 0 0 L 21600 0 21600 21600 0 21600 0 0 Z N"/>
              </draw:custom-shape>
              <draw:g>
                <draw:custom-shape draw:style-name="gr52" draw:text-style-name="P4" draw:layer="layout" svg:width="0.327cm" svg:height="0.807cm" svg:x="19.949cm" svg:y="12.676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53" draw:text-style-name="P4" draw:layer="layout" svg:width="0.18cm" svg:height="1.026cm" svg:x="20.282cm" svg:y="12.458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g>
                <draw:custom-shape draw:style-name="gr35" draw:text-style-name="P5" draw:layer="layout" svg:width="0.153cm" svg:height="0.051cm" draw:transform="rotate (-1.58214096693286) translate (19.801cm 12.866cm)">
                  <text:p/>
                  <draw:enhanced-geometry svg:viewBox="0 0 21600 21600" draw:glue-points="?f6 10800 10800 21600 ?f5 10800 10800 0" draw:text-areas="?f3 ?f3 ?f4 ?f4" draw:mirror-horizontal="true" draw:mirror-vertical="false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55" draw:text-style-name="P5" draw:layer="layout" svg:width="0.074cm" svg:height="0.344cm" draw:transform="skewX (-0.00296705972839036) rotate (-1.58214096693286) translate (20.146cm 12.90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44" draw:text-style-name="P5" draw:layer="layout" svg:width="0.318cm" svg:height="0.321cm" svg:x="20.035cm" svg:y="11.547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0.327cm" svg:height="0.321cm" svg:x="20.035cm" svg:y="12.34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5" draw:layer="layout" svg:width="0.658cm" svg:height="2.781cm" svg:x="10.818cm" svg:y="10.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5" draw:layer="layout" svg:width="0.657cm" svg:height="2.781cm" svg:x="19.159cm" svg:y="10.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58" draw:text-style-name="P16" draw:layer="layout" svg:width="23.378cm" svg:height="9.41cm" svg:x="4.131cm" svg:y="6.516cm">
          <text:p/>
          <draw:enhanced-geometry svg:viewBox="0 0 21600 21600" draw:type="rectangle" draw:enhanced-path="M 0 0 L 21600 0 21600 21600 0 21600 0 0 Z N"/>
        </draw:custom-shape>
        <draw:g>
          <draw:custom-shape draw:style-name="gr59" draw:text-style-name="P2" draw:layer="layout" svg:width="8.988cm" svg:height="9.98cm" svg:x="5.87cm" svg:y="5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60" draw:text-style-name="P5" draw:layer="layout" svg:width="1.739cm" svg:height="1.71cm" svg:x="9.568cm" svg:y="10.012cm" svg:viewBox="0 0 1740 1711" svg:d="M870 0c493 0 870 371 870 856 0 484-377 855-870 855s-870-371-870-855c0-485 377-856 870-856z">
              <text:p/>
            </draw:path>
            <draw:path draw:style-name="gr61" draw:text-style-name="P11" draw:layer="layout" svg:width="0.832cm" svg:height="0.818cm" svg:x="10.022cm" svg:y="10.459cm" svg:viewBox="0 0 833 819" svg:d="M416 0c236 0 417 177 417 409s-181 410-417 410-416-178-416-410 180-409 416-409z">
              <text:p/>
            </draw:path>
          </draw:g>
        </draw:g>
        <draw:polygon draw:style-name="gr60" draw:text-style-name="P5" draw:layer="layout" svg:width="0cm" svg:height="0cm" svg:x="20.297cm" svg:y="16.426cm" svg:viewBox="0 0 0 0" draw:points="0,0">
          <text:p/>
        </draw:polygon>
        <draw:polygon draw:style-name="gr60" draw:text-style-name="P5" draw:layer="layout" svg:width="0cm" svg:height="0cm" svg:x="21.93cm" svg:y="16.42cm" svg:viewBox="0 0 0 0" draw:points="0,0">
          <text:p/>
        </draw:polygon>
        <draw:polygon draw:style-name="gr60" draw:text-style-name="P5" draw:layer="layout" svg:width="0cm" svg:height="0cm" svg:x="20.75cm" svg:y="16.854cm" svg:viewBox="0 0 0 0" draw:points="0,0">
          <text:p/>
        </draw:polygon>
        <draw:polygon draw:style-name="gr60" draw:text-style-name="P5" draw:layer="layout" svg:width="0cm" svg:height="0cm" svg:x="21.477cm" svg:y="15.949cm" svg:viewBox="0 0 0 0" draw:points="0,0">
          <text:p/>
        </draw:polygon>
        <draw:frame draw:style-name="gr62" draw:text-style-name="P17" draw:layer="layout" svg:width="3.769cm" svg:height="1.16cm" svg:x="12.649cm" svg:y="0.979cm">
          <draw:text-box>
            <text:p>Side View</text:p>
          </draw:text-box>
        </draw:frame>
        <draw:g>
          <draw:custom-shape draw:style-name="gr63" draw:text-style-name="P18" draw:layer="layout" svg:width="2.211cm" svg:height="9.41cm" svg:x="9.386cm" svg:y="4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9" draw:layer="layout" svg:width="2.501cm" svg:height="2.602cm" svg:x="9.241cm" svg:y="3.9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65" draw:text-style-name="P20" draw:layer="layout" svg:x1="16.129cm" svg:y1="6.56cm" svg:x2="16.129cm" svg:y2="16.056cm">
          <text:p/>
        </draw:line>
        <draw:custom-shape draw:style-name="gr66" draw:text-style-name="P21" draw:layer="layout" svg:width="0.399cm" svg:height="0.385cm" svg:x="10.294cm" svg:y="5.384cm">
          <text:p text:style-name="P5"><text:span text:style-name="T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draw:layer="layout" svg:width="3.552cm" svg:height="1.051cm" svg:x="13.12cm" svg:y="2.899cm">
          <text:p text:style-name="P5"><text:span text:style-name="T2">Height adjuster</text:span></text:p>
          <draw:enhanced-geometry svg:viewBox="0 0 21600 21600" draw:text-areas="800 800 20800 20800" draw:type="round-rectangular-callout" draw:modifiers="-11678.4688995215 44678.32699619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0" draw:layer="layout" svg:width="3.552cm" svg:height="1.051cm" svg:x="17.053cm" svg:y="4.077cm">
          <text:p text:style-name="P5"><text:span text:style-name="T2">Paddle Wheel</text:span></text:p>
          <draw:enhanced-geometry svg:viewBox="0 0 21600 21600" draw:text-areas="800 800 20800 20800" draw:type="round-rectangular-callout" draw:modifiers="-25892.0349000844 75558.9353612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10" draw:layer="layout" svg:width="4.077cm" svg:height="1.251cm" svg:x="9.514cm" svg:y="17.089cm">
          <text:p text:style-name="P5"><text:span text:style-name="T2">Bearing Support</text:span></text:p>
          <draw:enhanced-geometry svg:viewBox="0 0 21600 21600" draw:text-areas="800 800 20800 20800" draw:type="round-rectangular-callout" draw:modifiers="3744.77685139774 -79706.070287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10" draw:layer="layout" svg:width="5.545cm" svg:height="1.676cm" svg:x="16.926cm" svg:y="17.026cm">
          <text:p text:style-name="P5"><text:span text:style-name="T2">Water Funnel &amp; </text:span></text:p>
          <text:p text:style-name="P5"><text:span text:style-name="T2">Sensor support frame</text:span></text:p>
          <draw:enhanced-geometry svg:viewBox="0 0 21600 21600" draw:text-areas="800 800 20800 20800" draw:type="round-rectangular-callout" draw:modifiers="4377.64154345474 -30693.38103756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0" draw:text-style-name="P23" draw:layer="layout" svg:width="7.322cm" svg:height="1.898cm" svg:x="1.594cm" svg:y="2.972cm">
          <draw:text-box>
            <text:p text:style-name="P22"><text:span text:style-name="T2">Paddle height adjusted to approximately 2mm</text:span></text:p>
            <text:p text:style-name="P22"><text:span text:style-name="T2">clearance from 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GREY_20_30_20_degrees" draw:display-name="GREY 30 degrees" draw:style="single" draw:color="#cccccc" draw:distance="0.1cm" draw:rotation="30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3:38:01.013115900</meta:creation-date>
    <dc:title>Default</dc:title>
    <meta:generator>LibreOffice/5.0.3.2$Linux_X86_64 LibreOffice_project/00m0$Build-2</meta:generator>
    <meta:editing-duration>PT2H7M18S</meta:editing-duration>
    <meta:editing-cycles>21</meta:editing-cycles>
    <meta:initial-creator>Clive Wills</meta:initial-creator>
    <dc:date>2017-07-08T18:24:12.177133432</dc:date>
    <dc:creator>Clive Wills</dc:creator>
    <meta:document-statistic meta:object-count="165"/>
  </office:meta>
</office:document-meta>
</file>